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310267904, percent=68.0, used=589684736, free=53071872, active=325644288, inactive=525750272, buffers=13856768, cached=312492032, shared=11382784, slab=42057728</text:p>
          </table:table-cell>
          <table:table-cell table:number-columns-repeated="14"/>
          <table:table-cell office:value-type="float" office:value="71.62890625" calcext:value-type="float">
            <text:p>71.62890625</text:p>
          </table:table-cell>
          <table:table-cell table:formula="of:=(([.O9]-[.Q1])/[.O9]*100)" office:value-type="float" office:value="92.2497231591138" calcext:value-type="float">
            <text:p>92.2497231591138</text:p>
          </table:table-cell>
          <table:table-cell table:formula="of:=100-[.R1]" office:value-type="float" office:value="7.75027684088623" calcext:value-type="float">
            <text:p>7.75027684088623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07044352, percent=68.3, used=593244160, free=79507456, active=252125184, inactive=572747776, buffers=11554816, cached=284798976, shared=11501568, slab=41156608</text:p>
          </table:table-cell>
          <table:table-cell table:number-columns-repeated="14"/>
          <table:table-cell office:value-type="float" office:value="71.8046875" calcext:value-type="float">
            <text:p>71.8046875</text:p>
          </table:table-cell>
          <table:table-cell table:formula="of:=(([.O9]-[.Q2])/[.O9])*100" office:value-type="float" office:value="92.2307035562431" calcext:value-type="float">
            <text:p>92.2307035562431</text:p>
          </table:table-cell>
          <table:table-cell table:formula="of:=100-[.R2]" office:value-type="float" office:value="7.76929644375693" calcext:value-type="float">
            <text:p>7.76929644375693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298024960, percent=69.2, used=600756224, free=49688576, active=305512448, inactive=546103296, buffers=20750336, cached=297910272, shared=11767808, slab=43642880</text:p>
          </table:table-cell>
          <table:table-cell table:number-columns-repeated="14"/>
          <table:table-cell office:value-type="float" office:value="71.8828125" calcext:value-type="float">
            <text:p>71.8828125</text:p>
          </table:table-cell>
          <table:table-cell table:formula="of:=(([.O9]-[.Q3])/[.O9])*100" office:value-type="float" office:value="92.2222503994117" calcext:value-type="float">
            <text:p>92.2222503994117</text:p>
          </table:table-cell>
          <table:table-cell table:formula="of:=100-[.R3]" office:value-type="float" office:value="7.77774960058834" calcext:value-type="float">
            <text:p>7.77774960058834</text:p>
          </table:table-cell>
        </table:table-row>
        <table:table-row table:style-name="ro1">
          <table:table-cell table:style-name="Default" office:value-type="string" calcext:value-type="string">
            <text:p>65%-70%</text:p>
          </table:table-cell>
          <table:table-cell office:value-type="string" calcext:value-type="string">
            <text:p>total=969105408, available=300105728, percent=69.0, used=598757376, free=52965376, active=303865856, inactive=545165312, buffers=19906560, cached=297476096, shared=11726848, slab=43540480)</text:p>
          </table:table-cell>
          <table:table-cell table:number-columns-repeated="14"/>
          <table:table-cell office:value-type="float" office:value="71.9140625" calcext:value-type="float">
            <text:p>71.9140625</text:p>
          </table:table-cell>
          <table:table-cell table:formula="of:=(([.O9]-[.Q4])/[.O9])*100" office:value-type="float" office:value="92.2188691366791" calcext:value-type="float">
            <text:p>92.2188691366791</text:p>
          </table:table-cell>
          <table:table-cell table:formula="of:=100-[.R4]" office:value-type="float" office:value="7.78113086332091" calcext:value-type="float">
            <text:p>7.78113086332091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09370880, percent=68.1, used=590581760, free=52772864, active=324980736, inactive=525012992, buffers=13463552, cached=312287232, shared=11370496, slab=41877504</text:p>
          </table:table-cell>
          <table:table-cell table:number-columns-repeated="14"/>
          <table:table-cell office:value-type="float" office:value="71.93359375" calcext:value-type="float">
            <text:p>71.93359375</text:p>
          </table:table-cell>
          <table:table-cell table:formula="of:=(([.O9]-[.Q5])/[.O9])*100" office:value-type="float" office:value="92.2167558474713" calcext:value-type="float">
            <text:p>92.2167558474713</text:p>
          </table:table-cell>
          <table:table-cell table:formula="of:=100-[.R5]" office:value-type="float" office:value="7.78324415252875" calcext:value-type="float">
            <text:p>7.78324415252875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99618304, percent=69.1, used=599244800, free=52645888, active=303398912, inactive=544763904, buffers=19750912, cached=297463808, shared=11714560, slab=43778048)</text:p>
          </table:table-cell>
          <table:table-cell table:number-columns-repeated="14"/>
          <table:table-cell office:value-type="float" office:value="71.9765625" calcext:value-type="float">
            <text:p>71.9765625</text:p>
          </table:table-cell>
          <table:table-cell table:formula="of:=(([.O9]-[.Q6])/[.O9])*100" office:value-type="float" office:value="92.212106611214" calcext:value-type="float">
            <text:p>92.212106611214</text:p>
          </table:table-cell>
          <table:table-cell table:formula="of:=100-[.R6]" office:value-type="float" office:value="7.78789338878603" calcext:value-type="float">
            <text:p>7.78789338878603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297541632, percent=69.3, used=601288704, free=50151424, active=304185344, inactive=545857536, buffers=20135936, cached=297529344, shared=11743232, slab=43515904)</text:p>
          </table:table-cell>
          <table:table-cell table:number-columns-repeated="14"/>
          <table:table-cell office:value-type="float" office:value="72.20703125" calcext:value-type="float">
            <text:p>72.20703125</text:p>
          </table:table-cell>
          <table:table-cell table:formula="of:=(([.O9]-[.Q7])/[.O9])*100" office:value-type="float" office:value="92.1871697985613" calcext:value-type="float">
            <text:p>92.1871697985613</text:p>
          </table:table-cell>
          <table:table-cell table:formula="of:=100-[.R7]" office:value-type="float" office:value="7.81283020143873" calcext:value-type="float">
            <text:p>7.81283020143873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296538112, percent=69.4, used=602230784, free=48746496, active=304844800, inactive=547815424, buffers=20471808, cached=297656320, shared=11755520, slab=43827200)</text:p>
          </table:table-cell>
          <table:table-cell table:number-columns-repeated="14"/>
          <table:table-cell office:value-type="float" office:value="72.26953125" calcext:value-type="float">
            <text:p>72.26953125</text:p>
          </table:table-cell>
          <table:table-cell table:formula="of:=(([.O9]-[.Q8])/[.O9])*100" office:value-type="float" office:value="92.1804072730961" calcext:value-type="float">
            <text:p>92.1804072730961</text:p>
          </table:table-cell>
          <table:table-cell table:formula="of:=100-[.R8]" office:value-type="float" office:value="7.81959272690386" calcext:value-type="float">
            <text:p>7.81959272690386</text:p>
          </table:table-cell>
        </table:table-row>
        <table:table-row table:style-name="ro1">
          <table:table-cell table:style-name="Default"/>
          <table:table-cell table:number-columns-repeated="13"/>
          <table:table-cell table:formula="of:=969105408/(1024)^2" office:value-type="float" office:value="924.2109375" calcext:value-type="float">
            <text:p>924.210937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311754752, percent=67.8, used=588271616, free=56172544, active=323805184, inactive=522620928, buffers=12873728, cached=311787520, shared=11345920, slab=41529344</text:p>
          </table:table-cell>
          <table:table-cell table:number-columns-repeated="14"/>
          <table:table-cell office:value-type="float" office:value="71.75" calcext:value-type="float">
            <text:p>71.75</text:p>
          </table:table-cell>
          <table:table-cell table:formula="of:=(([.O9]-[.Q12])/[.O9])*100" office:value-type="float" office:value="92.2366207660251" calcext:value-type="float">
            <text:p>92.2366207660251</text:p>
          </table:table-cell>
          <table:table-cell table:formula="of:=100-[.R12]" office:value-type="float" office:value="7.76337923397493" calcext:value-type="float">
            <text:p>7.76337923397493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312373248, percent=67.8, used=587649024, free=56393728, active=324288512, inactive=522735616, buffers=13135872, cached=311926784, shared=11358208, slab=41676800</text:p>
          </table:table-cell>
          <table:table-cell table:number-columns-repeated="14"/>
          <table:table-cell office:value-type="float" office:value="71.96484375" calcext:value-type="float">
            <text:p>71.96484375</text:p>
          </table:table-cell>
          <table:table-cell table:formula="of:=(([.O9]-[.Q13])/[.O9])*100" office:value-type="float" office:value="92.2133745847387" calcext:value-type="float">
            <text:p>92.2133745847387</text:p>
          </table:table-cell>
          <table:table-cell table:formula="of:=100-[.R13]" office:value-type="float" office:value="7.78662541526133" calcext:value-type="float">
            <text:p>7.78662541526133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322990080, percent=66.7, used=577110016, free=68116480, active=321564672, inactive=514695168, buffers=12587008, cached=311291904, shared=11325440, slab=41705472)</text:p>
          </table:table-cell>
          <table:table-cell table:number-columns-repeated="14"/>
          <table:table-cell office:value-type="float" office:value="71.98046875" calcext:value-type="float">
            <text:p>71.98046875</text:p>
          </table:table-cell>
          <table:table-cell table:formula="of:=(([.O9]-[.Q14])/[.O9])*100" office:value-type="float" office:value="92.2116839533724" calcext:value-type="float">
            <text:p>92.2116839533724</text:p>
          </table:table-cell>
          <table:table-cell table:formula="of:=100-[.R14]" office:value-type="float" office:value="7.78831604662761" calcext:value-type="float">
            <text:p>7.78831604662761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327028736, percent=66.3, used=573288448, free=52379648, active=321024000, inactive=530014208, buffers=22335488, cached=321101824, shared=11210752, slab=41201664)</text:p>
          </table:table-cell>
          <table:table-cell table:number-columns-repeated="14"/>
          <table:table-cell office:value-type="float" office:value="71.99609375" calcext:value-type="float">
            <text:p>71.99609375</text:p>
          </table:table-cell>
          <table:table-cell table:formula="of:=(([.O9]-[.Q15])/[.O9])*100" office:value-type="float" office:value="92.2099933220061" calcext:value-type="float">
            <text:p>92.2099933220061</text:p>
          </table:table-cell>
          <table:table-cell table:formula="of:=100-[.R15]" office:value-type="float" office:value="7.7900066779939" calcext:value-type="float">
            <text:p>7.7900066779939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328581120, percent=66.1, used=571682816, free=50298880, active=319410176, inactive=534228992, buffers=24260608, cached=322863104, shared=11198464, slab=41627648</text:p>
          </table:table-cell>
          <table:table-cell table:number-columns-repeated="14"/>
          <table:table-cell office:value-type="float" office:value="71.8984375" calcext:value-type="float">
            <text:p>71.8984375</text:p>
          </table:table-cell>
          <table:table-cell table:formula="of:=(([.O9]-[.Q16])/[.O9])*100" office:value-type="float" office:value="92.2205597680454" calcext:value-type="float">
            <text:p>92.2205597680454</text:p>
          </table:table-cell>
          <table:table-cell table:formula="of:=100-[.R16]" office:value-type="float" office:value="7.77944023195462" calcext:value-type="float">
            <text:p>7.77944023195462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318906368, percent=67.1, used=581455872, free=43393024, active=305078272, inactive=555646976, buffers=27566080, cached=316690432, shared=11165696, slab=41508864)</text:p>
          </table:table-cell>
          <table:table-cell table:number-columns-repeated="14"/>
          <table:table-cell office:value-type="float" office:value="72.19921875" calcext:value-type="float">
            <text:p>72.19921875</text:p>
          </table:table-cell>
          <table:table-cell table:formula="of:=(([.O9]-[.Q17])/[.O9])*100" office:value-type="float" office:value="92.1880151142444" calcext:value-type="float">
            <text:p>92.1880151142444</text:p>
          </table:table-cell>
          <table:table-cell table:formula="of:=100-[.R17]" office:value-type="float" office:value="7.81198488575558" calcext:value-type="float">
            <text:p>7.81198488575558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91958784, percent=69.9, used=609140736, free=43192320, active=223424512, inactive=639389696, buffers=26853376, cached=289918976, shared=11145216, slab=40038400)</text:p>
          </table:table-cell>
          <table:table-cell table:number-columns-repeated="14"/>
          <table:table-cell office:value-type="float" office:value="72.26953125" calcext:value-type="float">
            <text:p>72.26953125</text:p>
          </table:table-cell>
          <table:table-cell table:formula="of:=(([.O9]-[.Q18])/[.O9]*100)" office:value-type="float" office:value="92.1804072730961" calcext:value-type="float">
            <text:p>92.1804072730961</text:p>
          </table:table-cell>
          <table:table-cell table:formula="of:=100-[.R18]" office:value-type="float" office:value="7.81959272690386" calcext:value-type="float">
            <text:p>7.81959272690386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321961984, percent=66.8, used=578179072, free=54419456, active=330002432, inactive=518266880, buffers=16900096, cached=319606784, shared=11313152, slab=41619456)</text:p>
          </table:table-cell>
          <table:table-cell table:number-columns-repeated="14"/>
          <table:table-cell office:value-type="float" office:value="72.44140625" calcext:value-type="float">
            <text:p>72.44140625</text:p>
          </table:table-cell>
          <table:table-cell table:formula="of:=(([.O9]-[.Q19])/[.O9])*100" office:value-type="float" office:value="92.161810328067" calcext:value-type="float">
            <text:p>92.161810328067</text:p>
          </table:table-cell>
          <table:table-cell table:formula="of:=100-[.R19]" office:value-type="float" office:value="7.83818967193298" calcext:value-type="float">
            <text:p>7.83818967193298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324251648, percent=66.5, used=575995904, free=51798016, active=337756160, inactive=512790528, buffers=21807104, cached=319504384, shared=11243520, slab=41385984)</text:p>
          </table:table-cell>
          <table:table-cell table:number-columns-repeated="14"/>
          <table:table-cell office:value-type="float" office:value="72.7421875" calcext:value-type="float">
            <text:p>72.7421875</text:p>
          </table:table-cell>
          <table:table-cell table:formula="of:=(([.O9]-[.Q20])/[.O9])*100" office:value-type="float" office:value="92.1292656742661" calcext:value-type="float">
            <text:p>92.1292656742661</text:p>
          </table:table-cell>
          <table:table-cell table:formula="of:=100-[.R20]" office:value-type="float" office:value="7.87073432573393" calcext:value-type="float">
            <text:p>7.87073432573393</text:p>
          </table:table-cell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total=969105408, available=294871040, percent=69.6, used=603705344, free=37904384, active=322306048, inactive=541683712, buffers=19091456, cached=308404224, shared=11816960, slab=43909120</text:p>
          </table:table-cell>
          <table:table-cell table:number-columns-repeated="14"/>
          <table:table-cell office:value-type="float" office:value="71.34375" calcext:value-type="float">
            <text:p>71.34375</text:p>
          </table:table-cell>
          <table:table-cell table:number-columns-repeated="2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total=969105408, available=292536320, percent=69.8, used=605995008, free=36220928, active=326545408, inactive=538853376, buffers=19648512, cached=307240960, shared=11870208, slab=44163072</text:p>
          </table:table-cell>
          <table:table-cell table:number-columns-repeated="14"/>
          <table:table-cell office:value-type="float" office:value="71.75" calcext:value-type="float">
            <text:p>71.75</text:p>
          </table:table-cell>
          <table:table-cell table:number-columns-repeated="2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tal=969105408, available=293478400, percent=69.7, used=605093888, free=38092800, active=324427776, inactive=538116096, buffers=19312640, cached=306606080, shared=11841536, slab=43892736</text:p>
          </table:table-cell>
          <table:table-cell table:number-columns-repeated="14"/>
          <table:table-cell office:value-type="float" office:value="71.76953125" calcext:value-type="float">
            <text:p>71.76953125</text:p>
          </table:table-cell>
          <table:table-cell table:number-columns-repeated="2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total=969105408, available=294891520, percent=69.6, used=603688960, free=39788544, active=323829760, inactive=538877952, buffers=19034112, cached=306593792, shared=11825152, slab=43941888)</text:p>
          </table:table-cell>
          <table:table-cell table:number-columns-repeated="14"/>
          <table:table-cell office:value-type="float" office:value="71.9375" calcext:value-type="float">
            <text:p>71.9375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total=969105408, available=283766784, percent=70.7, used=612110336, free=48283648, active=325672960, inactive=521723904, buffers=15687680, cached=293023744, shared=12013568, slab=49049600</text:p>
          </table:table-cell>
          <table:table-cell table:number-columns-repeated="14"/>
          <table:table-cell office:value-type="float" office:value="71.9609375" calcext:value-type="float">
            <text:p>71.9609375</text:p>
          </table:table-cell>
          <table:table-cell table:number-columns-repeated="2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total=969105408, available=284016640, percent=70.7, used=611934208, free=34828288, active=313491456, inactive=547766272, buffers=21245952, cached=301096960, shared=11956224, slab=49029120</text:p>
          </table:table-cell>
          <table:table-cell table:number-columns-repeated="14"/>
          <table:table-cell office:value-type="float" office:value="71.9921875" calcext:value-type="float">
            <text:p>71.9921875</text:p>
          </table:table-cell>
          <table:table-cell table:number-columns-repeated="2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total=969105408, available=287989760, percent=70.3, used=610820096, free=42262528, active=313151488, inactive=546230272, buffers=16998400, cached=299024384, shared=11898880, slab=43532288</text:p>
          </table:table-cell>
          <table:table-cell table:number-columns-repeated="14"/>
          <table:table-cell office:value-type="float" office:value="72.015625" calcext:value-type="float">
            <text:p>72.015625</text:p>
          </table:table-cell>
          <table:table-cell table:number-columns-repeated="2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total=969105408, available=288751616, percent=70.2, used=610144256, free=37728256, active=326139904, inactive=536776704, buffers=19300352, cached=301932544, shared=11886592, slab=43331584)</text:p>
          </table:table-cell>
          <table:table-cell table:number-columns-repeated="14"/>
          <table:table-cell office:value-type="float" office:value="72.3984375" calcext:value-type="float">
            <text:p>72.3984375</text:p>
          </table:table-cell>
          <table:table-cell table:number-columns-repeated="2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total=969105408, available=282636288, percent=70.8, used=613294080, free=47767552, active=324980736, inactive=522149888, buffers=15204352, cached=292839424, shared=12001280, slab=49274880</text:p>
          </table:table-cell>
          <table:table-cell table:number-columns-repeated="14"/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formula="of:=322306048/(1024)^2" office:value-type="float" office:value="307.375" calcext:value-type="float">
            <text:p>307.37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0:39:48.718681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20:40:04.367400131</meta:creation-date>
    <meta:editing-duration>PT3H8M33S</meta:editing-duration>
    <meta:editing-cycles>23</meta:editing-cycles>
    <meta:generator>LibreOffice/6.1.5.2$Linux_ARM_EABI LibreOffice_project/10$Build-2</meta:generator>
    <dc:date>2021-11-07T00:39:31.876359274</dc:date>
    <meta:document-statistic meta:table-count="1" meta:cell-count="114" meta:object-count="0"/>
  </office:meta>
</office:document-meta>
</file>